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" svg:font-family="'Sans Serif'" style:font-family-generic="swiss"/>
    <style:font-face style:name="Ubuntu" svg:font-family="Ubuntu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58a1b" officeooo:paragraph-rsid="00058a1b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1cfca" officeooo:paragraph-rsid="0001cfca" style:font-size-asian="14pt" style:font-size-complex="14pt"/>
    </style:style>
    <style:style style:name="P3" style:family="paragraph" style:parent-style-name="Heading_20_1">
      <style:paragraph-properties fo:line-height="150%" fo:text-align="center" style:justify-single-word="false"/>
      <style:text-properties style:font-name="ubuntu" officeooo:rsid="0002b448" officeooo:paragraph-rsid="0002b448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74065" fo:background-color="#dddddd" loext:char-shading-value="0"/>
    </style:style>
    <style:style style:name="T3" style:family="text">
      <style:text-properties officeooo:rsid="000740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Instalando o React</text:h>
      <text:p text:style-name="P1">- No terminal digite: <text:span text:style-name="T1"><text:s/>npm create vite@latest </text:span></text:p>
      <text:p text:style-name="P2">- <text:span text:style-name="T3">Colocar o nome do projeto</text:span></text:p>
      <text:p text:style-name="P2">- <text:span text:style-name="T3">Selecionar o React</text:span></text:p>
      <text:p text:style-name="P2">- <text:span text:style-name="T3">Selecionar o Javascript ou Javascript + SWC</text:span></text:p>
      <text:p text:style-name="P2">- <text:span text:style-name="T3">No terminal digite: </text:span><text:span text:style-name="T2"><text:s/>npm install </text:span></text:p>
      <text:p text:style-name="P2">- <text:span text:style-name="T3">No terminal digite: </text:span><text:span text:style-name="T2"><text:s/>npm run dev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" svg:font-family="'Sans Serif'" style:font-family-generic="swiss"/>
    <style:font-face style:name="Ubuntu" svg:font-family="Ubuntu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2:07:47.485000000</meta:creation-date>
    <dc:date>2024-09-09T19:32:06.902000000</dc:date>
    <meta:editing-duration>PT1H5M24S</meta:editing-duration>
    <meta:editing-cycles>5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7" meta:word-count="41" meta:character-count="226" meta:non-whitespace-character-count="186"/>
  </office:meta>
</office:document-meta>
</file>